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11.45cm" fo:min-width="5.95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3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4" style:family="graphic" style:parent-style-name="objectwithoutfill">
      <style:graphic-properties draw:stroke="dash" draw:stroke-dash="Double_20_Dash_20__28_Rounded_29_" svg:stroke-width="0.03cm" svg:stroke-color="#000000" draw:marker-start-width="0.25cm" draw:marker-end-width="0.25cm" svg:stroke-linecap="round" draw:fill="none" draw:textarea-vertical-align="middle" fo:padding-top="0.14cm" fo:padding-bottom="0.14cm" fo:padding-left="0.265cm" fo:padding-right="0.265cm"/>
    </style:style>
    <style:style style:name="gr5" style:family="graphic" style:parent-style-name="objectwithoutfill">
      <style:graphic-properties svg:stroke-width="0.05cm" svg:stroke-color="#000000" draw:marker-start-width="0.28cm" draw:marker-end="Linienspitzen_20_1" draw:marker-end-width="0.3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3cm" svg:stroke-color="#000000" draw:marker-start-width="0.25cm" draw:marker-end-width="0.25cm" draw:fill="none" draw:textarea-vertical-align="middle" draw:auto-grow-height="false" fo:min-height="1.97cm" fo:min-width="1.72cm" fo:padding-top="0.14cm" fo:padding-bottom="0.14cm" fo:padding-left="0.265cm" fo:padding-right="0.265cm" fo:wrap-option="wrap"/>
    </style:style>
    <style:style style:name="gr7" style:family="graphic" style:parent-style-name="standard">
      <style:graphic-properties svg:stroke-width="0.03cm" svg:stroke-color="#000000" draw:marker-start-width="0.25cm" draw:marker-end-width="0.25cm" draw:fill="solid" draw:fill-color="#ffffff" draw:textarea-horizontal-align="justify" draw:textarea-vertical-align="middle" draw:auto-grow-height="false" fo:min-height="0.074cm" fo:min-width="0cm" fo:padding-top="0.14cm" fo:padding-bottom="0.14cm" fo:padding-left="0.265cm" fo:padding-right="0.265cm"/>
    </style:style>
    <style:style style:name="gr8" style:family="graphic" style:parent-style-name="standard">
      <style:graphic-properties svg:stroke-width="0.03cm" svg:stroke-color="#000000" draw:marker-start-width="0.25cm" draw:marker-end-width="0.25cm" draw:fill="solid" draw:fill-color="#000000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9" style:family="graphic" style:parent-style-name="standard">
      <style:graphic-properties svg:stroke-width="0.03cm" svg:stroke-color="#000000" draw:marker-start-width="0.25cm" draw:marker-end-width="0.25cm" draw:fill="none" draw:textarea-vertical-align="middle" draw:auto-grow-height="false" fo:min-height="1.895cm" fo:min-width="5.289cm" fo:padding-top="0.14cm" fo:padding-bottom="0.14cm" fo:padding-left="0.265cm" fo:padding-right="0.265cm" fo:wrap-option="wrap"/>
    </style:style>
    <style:style style:name="gr10" style:family="graphic" style:parent-style-name="objectwithoutfill">
      <style:graphic-properties svg:stroke-width="0.03cm" svg:stroke-color="#000000" draw:marker-start-width="0.25cm" draw:marker-end="Linienspitzen_20_2" draw:marker-end-width="0.2cm" draw:fill="none" draw:textarea-vertical-align="middle" fo:padding-top="0.14cm" fo:padding-bottom="0.14cm" fo:padding-left="0.265cm" fo:padding-right="0.265cm"/>
    </style:style>
    <style:style style:name="gr11" style:family="graphic" style:parent-style-name="objectwithoutfill">
      <style:graphic-properties svg:stroke-width="0.03cm" svg:stroke-color="#000000" draw:marker-start-width="0.25cm" draw:marker-end="Linienspitzen_20_1" draw:marker-end-width="0.2cm" draw:fill="none" draw:textarea-vertical-align="middle" fo:padding-top="0.14cm" fo:padding-bottom="0.14cm" fo:padding-left="0.265cm" fo:padding-right="0.265cm"/>
    </style:style>
    <style:style style:name="gr12" style:family="graphic" style:parent-style-name="objectwithoutfill">
      <style:graphic-properties draw:stroke="dash" draw:stroke-dash="Dash_20__28_Rounded_29_" svg:stroke-width="0.03cm" svg:stroke-color="#000000" draw:marker-start-width="0.25cm" draw:marker-end="" draw:marker-end-width="0.32cm" svg:stroke-linecap="round" draw:fill="none" draw:textarea-vertical-align="middle" fo:padding-top="0.14cm" fo:padding-bottom="0.14cm" fo:padding-left="0.265cm" fo:padding-right="0.265cm"/>
    </style:style>
    <style:style style:name="gr13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.5cm" svg:height="11.75cm" svg:x="4.2cm" svg:y="7.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cm" svg:height="0.962cm" draw:transform="rotate (-1.0471975511966) translate (8.117cm 14.064cm)">
          <draw:text-box>
            <text:p>Optische Achse</text:p>
          </draw:text-box>
        </draw:frame>
        <draw:g>
          <svg:title>TexMaths</svg:title>
          <svg:desc>18§latex§$\vec{E}$§svg§600§TRUE§</svg:desc>
          <draw:g>
            <draw:path draw:style-name="gr3" draw:text-style-name="P3" draw:layer="layout" svg:width="0.277cm" svg:height="0.123cm" svg:x="2.288cm" svg:y="7.801cm" svg:viewBox="0 0 278 124" svg:d="M222 75c-9 8-28 25-28 36 0 7 5 13 12 13 6 0 9-4 11-7 9-9 23-27 50-42 4-1 11-5 11-12s-4-11-9-13c-14-11-20-21-25-36-2-5-4-14-13-14s-12 9-12 13c0 3 5 23 14 37-70 0-141 0-211 0-11 0-22 0-22 13 0 12 11 12 22 12 66 0 133 0 200 0z">
              <text:p/>
            </draw:path>
            <draw:path draw:style-name="gr3" draw:text-style-name="P3" draw:layer="layout" svg:width="0.455cm" svg:height="0.426cm" svg:x="2.1cm" svg:y="7.982cm" svg:viewBox="0 0 456 427" svg:d="M421 280c2-2 4-7 4-9-3-2 0-6-7-6s-7 4-9 8c-42 93-65 134-172 134-31 0-61 0-92 0-9 0-9 0-12 0-8-2-9-2-9-7 0-2 0-2 3-14 15-58 29-115 43-173 21 0 41 0 61 0 54 0 54 15 54 31 0 4 0 11-4 30-1 4-3 6-3 8 0 1 3 7 9 7 5 0 7-4 9-15 12-49 24-98 36-147 0-3-2-5-8-5-5 0-7 4-8 11-13 48-26 62-83 62-20 0-39 0-59 0 12-50 25-101 38-152 7-21 7-25 34-25 29 0 59 0 89 0 76 0 95 20 95 70 0 16 0 16-2 34 0 4-1 7-1 11 0 3 1 7 7 7 7 0 9-4 9-14 4-37 8-73 12-110 2-16 0-16-16-16-106 0-211 0-317 0-13 0-20 0-20 13 0 5 7 5 18 5 23 0 41 0 41 12 0 2 0 4-3 15-28 111-55 222-83 333-7 24-7 29-57 29-11 0-18 0-18 13 0 7 5 7 18 7 109 0 217 0 326 0 15 0 15 0 20-11 19-45 38-91 57-136z">
              <text:p/>
            </draw:path>
          </draw:g>
        </draw:g>
        <draw:line draw:style-name="gr4" draw:text-style-name="P1" draw:layer="layout" svg:x1="2.884cm" svg:y1="6.727cm" svg:x2="10.113cm" svg:y2="19.376cm">
          <text:p/>
        </draw:line>
        <draw:g>
          <draw:line draw:style-name="gr5" draw:text-style-name="P1" draw:layer="layout" svg:x1="1.2cm" svg:y1="8.9cm" svg:x2="4.2cm" svg:y2="8.9cm">
            <text:p/>
          </draw:line>
          <draw:custom-shape draw:style-name="gr6" draw:text-style-name="P1" draw:layer="layout" svg:width="2.25cm" svg:height="2.25cm" svg:x="3.075cm" svg:y="7.675cm">
            <text:p/>
            <draw:enhanced-geometry draw:glue-point-type="segments" draw:mirror-horizontal="true" draw:type="mso-spt100" draw:modifiers="-90 90.141670660272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g>
            <draw:custom-shape draw:style-name="gr7" draw:text-style-name="P4" draw:layer="layout" svg:width="0.5cm" svg:height="0.5cm" svg:x="2.1cm" svg:y="8.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3" draw:layer="layout" svg:width="0.1cm" svg:height="0.1cm" svg:x="2.3cm" svg:y="8.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line draw:style-name="gr5" draw:text-style-name="P1" draw:layer="layout" svg:x1="1.196cm" svg:y1="10.1cm" svg:x2="4.196cm" svg:y2="10.1cm">
            <text:p/>
          </draw:line>
          <draw:custom-shape draw:style-name="gr6" draw:text-style-name="P1" draw:layer="layout" svg:width="2.25cm" svg:height="2.25cm" svg:x="3.071cm" svg:y="8.975cm">
            <text:p/>
            <draw:enhanced-geometry draw:glue-point-type="segments" draw:mirror-horizontal="true" draw:type="mso-spt100" draw:modifiers="-90 90.141670660272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g>
            <draw:custom-shape draw:style-name="gr7" draw:text-style-name="P4" draw:layer="layout" svg:width="0.5cm" svg:height="0.5cm" svg:x="2.096cm" svg:y="9.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3" draw:layer="layout" svg:width="0.1cm" svg:height="0.1cm" svg:x="2.296cm" svg:y="10.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line draw:style-name="gr5" draw:text-style-name="P1" draw:layer="layout" svg:x1="1.192cm" svg:y1="11.3cm" svg:x2="4.192cm" svg:y2="11.3cm">
            <text:p/>
          </draw:line>
          <draw:custom-shape draw:style-name="gr6" draw:text-style-name="P1" draw:layer="layout" svg:width="2.25cm" svg:height="2.25cm" svg:x="3.067cm" svg:y="10.175cm">
            <text:p/>
            <draw:enhanced-geometry draw:glue-point-type="segments" draw:mirror-horizontal="true" draw:type="mso-spt100" draw:modifiers="-90 90.141670660272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g>
            <draw:custom-shape draw:style-name="gr7" draw:text-style-name="P4" draw:layer="layout" svg:width="0.5cm" svg:height="0.5cm" svg:x="2.092cm" svg:y="11.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3" draw:layer="layout" svg:width="0.1cm" svg:height="0.1cm" svg:x="2.292cm" svg:y="11.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line draw:style-name="gr5" draw:text-style-name="P1" draw:layer="layout" svg:x1="1.188cm" svg:y1="12.601cm" svg:x2="4.188cm" svg:y2="12.601cm">
            <text:p/>
          </draw:line>
          <draw:custom-shape draw:style-name="gr6" draw:text-style-name="P1" draw:layer="layout" svg:width="2.25cm" svg:height="2.25cm" svg:x="3.063cm" svg:y="11.476cm">
            <text:p/>
            <draw:enhanced-geometry draw:glue-point-type="segments" draw:mirror-horizontal="true" draw:type="mso-spt100" draw:modifiers="-90 90.141670660272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g>
            <draw:custom-shape draw:style-name="gr7" draw:text-style-name="P4" draw:layer="layout" svg:width="0.5cm" svg:height="0.5cm" svg:x="2.088cm" svg:y="12.3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3" draw:layer="layout" svg:width="0.1cm" svg:height="0.1cm" svg:x="2.288cm" svg:y="12.5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line draw:style-name="gr5" draw:text-style-name="P1" draw:layer="layout" svg:x1="1.184cm" svg:y1="13.801cm" svg:x2="4.184cm" svg:y2="13.801cm">
            <text:p/>
          </draw:line>
          <draw:custom-shape draw:style-name="gr6" draw:text-style-name="P1" draw:layer="layout" svg:width="2.25cm" svg:height="2.25cm" svg:x="3.059cm" svg:y="12.676cm">
            <text:p/>
            <draw:enhanced-geometry draw:glue-point-type="segments" draw:mirror-horizontal="true" draw:type="mso-spt100" draw:modifiers="-90 90.141670660272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g>
            <draw:custom-shape draw:style-name="gr7" draw:text-style-name="P4" draw:layer="layout" svg:width="0.5cm" svg:height="0.5cm" svg:x="2.084cm" svg:y="13.5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3" draw:layer="layout" svg:width="0.1cm" svg:height="0.1cm" svg:x="2.284cm" svg:y="13.7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line draw:style-name="gr5" draw:text-style-name="P1" draw:layer="layout" svg:x1="1.18cm" svg:y1="15.001cm" svg:x2="4.18cm" svg:y2="15.001cm">
            <text:p/>
          </draw:line>
          <draw:custom-shape draw:style-name="gr6" draw:text-style-name="P1" draw:layer="layout" svg:width="2.25cm" svg:height="2.25cm" svg:x="3.055cm" svg:y="13.876cm">
            <text:p/>
            <draw:enhanced-geometry draw:glue-point-type="segments" draw:mirror-horizontal="true" draw:type="mso-spt100" draw:modifiers="-90 90.141670660272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g>
            <draw:custom-shape draw:style-name="gr7" draw:text-style-name="P4" draw:layer="layout" svg:width="0.5cm" svg:height="0.5cm" svg:x="2.08cm" svg:y="14.7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3" draw:layer="layout" svg:width="0.1cm" svg:height="0.1cm" svg:x="2.28cm" svg:y="14.9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line draw:style-name="gr5" draw:text-style-name="P1" draw:layer="layout" svg:x1="1.176cm" svg:y1="16.201cm" svg:x2="4.176cm" svg:y2="16.201cm">
            <text:p/>
          </draw:line>
          <draw:custom-shape draw:style-name="gr6" draw:text-style-name="P1" draw:layer="layout" svg:width="2.25cm" svg:height="2.25cm" svg:x="3.051cm" svg:y="15.076cm">
            <text:p/>
            <draw:enhanced-geometry draw:glue-point-type="segments" draw:mirror-horizontal="true" draw:type="mso-spt100" draw:modifiers="-90 90.141670660272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g>
            <draw:custom-shape draw:style-name="gr7" draw:text-style-name="P4" draw:layer="layout" svg:width="0.5cm" svg:height="0.5cm" svg:x="2.076cm" svg:y="15.9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3" draw:layer="layout" svg:width="0.1cm" svg:height="0.1cm" svg:x="2.276cm" svg:y="16.1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line draw:style-name="gr5" draw:text-style-name="P1" draw:layer="layout" svg:x1="1.172cm" svg:y1="17.401cm" svg:x2="4.172cm" svg:y2="17.401cm">
            <text:p/>
          </draw:line>
          <draw:custom-shape draw:style-name="gr6" draw:text-style-name="P1" draw:layer="layout" svg:width="2.25cm" svg:height="2.25cm" svg:x="3.047cm" svg:y="16.276cm">
            <text:p/>
            <draw:enhanced-geometry draw:glue-point-type="segments" draw:mirror-horizontal="true" draw:type="mso-spt100" draw:modifiers="-90 90.141670660272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g>
            <draw:custom-shape draw:style-name="gr7" draw:text-style-name="P4" draw:layer="layout" svg:width="0.5cm" svg:height="0.5cm" svg:x="2.072cm" svg:y="17.1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3" draw:layer="layout" svg:width="0.1cm" svg:height="0.1cm" svg:x="2.272cm" svg:y="17.3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1" draw:text-style-name="P1" draw:layer="layout" svg:width="6.5cm" svg:height="11.75cm" svg:x="16.7cm" svg:y="7.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8§latex§$\vec{E}$§svg§600§TRUE§</svg:desc>
          <draw:g>
            <draw:path draw:style-name="gr3" draw:text-style-name="P3" draw:layer="layout" svg:width="0.277cm" svg:height="0.123cm" svg:x="14.788cm" svg:y="7.701cm" svg:viewBox="0 0 278 124" svg:d="M222 75c-9 8-28 25-28 36 0 7 5 13 12 13 6 0 9-4 11-7 9-9 23-27 50-42 4-1 11-5 11-12s-4-11-9-13c-14-11-20-21-25-36-2-5-4-14-13-14s-12 9-12 13c0 3 5 23 14 37-70 0-141 0-211 0-11 0-22 0-22 13 0 12 11 12 22 12 66 0 133 0 200 0z">
              <text:p/>
            </draw:path>
            <draw:path draw:style-name="gr3" draw:text-style-name="P3" draw:layer="layout" svg:width="0.455cm" svg:height="0.426cm" svg:x="14.6cm" svg:y="7.882cm" svg:viewBox="0 0 456 427" svg:d="M421 280c2-2 4-7 4-9-3-2 0-6-7-6s-7 4-9 8c-42 93-65 134-172 134-31 0-61 0-92 0-9 0-9 0-12 0-8-2-9-2-9-7 0-2 0-2 3-14 15-58 29-115 43-173 21 0 41 0 61 0 54 0 54 15 54 31 0 4 0 11-4 30-1 4-3 6-3 8 0 1 3 7 9 7 5 0 7-4 9-15 12-49 24-98 36-147 0-3-2-5-8-5-5 0-7 4-8 11-13 48-26 62-83 62-20 0-39 0-59 0 12-50 25-101 38-152 7-21 7-25 34-25 29 0 59 0 89 0 76 0 95 20 95 70 0 16 0 16-2 34 0 4-1 7-1 11 0 3 1 7 7 7 7 0 9-4 9-14 4-37 8-73 12-110 2-16 0-16-16-16-106 0-211 0-317 0-13 0-20 0-20 13 0 5 7 5 18 5 23 0 41 0 41 12 0 2 0 4-3 15-28 111-55 222-83 333-7 24-7 29-57 29-11 0-18 0-18 13 0 7 5 7 18 7 109 0 217 0 326 0 15 0 15 0 20-11 19-45 38-91 57-136z">
              <text:p/>
            </draw:path>
          </draw:g>
        </draw:g>
        <draw:line draw:style-name="gr4" draw:text-style-name="P1" draw:layer="layout" svg:x1="15.384cm" svg:y1="6.727cm" svg:x2="22.673cm" svg:y2="19.376cm">
          <text:p/>
        </draw:line>
        <draw:g>
          <draw:line draw:style-name="gr5" draw:text-style-name="P1" draw:layer="layout" svg:x1="13.7cm" svg:y1="9cm" svg:x2="16.7cm" svg:y2="9cm">
            <text:p/>
          </draw:line>
          <draw:custom-shape draw:style-name="gr9" draw:text-style-name="P1" draw:layer="layout" svg:width="5.819cm" svg:height="2.175cm" draw:transform="skewX (-0.152890842474703) rotate (-0.433888852045791) translate (14.372cm 6.678cm)">
            <text:p/>
            <draw:enhanced-geometry draw:glue-point-type="segments" draw:mirror-horizontal="true" draw:type="mso-spt100" draw:modifiers="-96.6197764269615 83.6217806371913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line draw:style-name="gr10" draw:text-style-name="P1" draw:layer="layout" svg:x1="14.85cm" svg:y1="9.45cm" svg:x2="14.85cm" svg:y2="8.45cm">
            <text:p/>
          </draw:line>
          <draw:line draw:style-name="gr5" draw:text-style-name="P1" draw:layer="layout" svg:x1="16.711cm" svg:y1="9.001cm" svg:x2="19.091cm" svg:y2="8.58cm">
            <text:p/>
          </draw:line>
        </draw:g>
        <draw:g>
          <draw:line draw:style-name="gr5" draw:text-style-name="P1" draw:layer="layout" svg:x1="13.698cm" svg:y1="10.185cm" svg:x2="16.698cm" svg:y2="10.185cm">
            <text:p/>
          </draw:line>
          <draw:line draw:style-name="gr10" draw:text-style-name="P1" draw:layer="layout" svg:x1="14.848cm" svg:y1="10.635cm" svg:x2="14.848cm" svg:y2="9.635cm">
            <text:p/>
          </draw:line>
          <draw:line draw:style-name="gr5" draw:text-style-name="P1" draw:layer="layout" svg:x1="16.709cm" svg:y1="10.186cm" svg:x2="19.099cm" svg:y2="9.765cm">
            <text:p/>
          </draw:line>
          <draw:custom-shape draw:style-name="gr9" draw:text-style-name="P1" draw:layer="layout" svg:width="5.819cm" svg:height="2.175cm" draw:transform="skewX (-0.152890842474703) rotate (-0.433888852045791) translate (14.37cm 7.88cm)">
            <text:p/>
            <draw:enhanced-geometry draw:glue-point-type="segments" draw:mirror-horizontal="true" draw:type="mso-spt100" draw:modifiers="-96.6197764269615 83.6217806371913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g>
          <draw:line draw:style-name="gr5" draw:text-style-name="P1" draw:layer="layout" svg:x1="13.688cm" svg:y1="11.37cm" svg:x2="16.688cm" svg:y2="11.37cm">
            <text:p/>
          </draw:line>
          <draw:line draw:style-name="gr10" draw:text-style-name="P1" draw:layer="layout" svg:x1="14.838cm" svg:y1="11.82cm" svg:x2="14.838cm" svg:y2="10.82cm">
            <text:p/>
          </draw:line>
          <draw:line draw:style-name="gr5" draw:text-style-name="P1" draw:layer="layout" svg:x1="16.699cm" svg:y1="11.371cm" svg:x2="19.089cm" svg:y2="10.95cm">
            <text:p/>
          </draw:line>
          <draw:custom-shape draw:style-name="gr9" draw:text-style-name="P1" draw:layer="layout" svg:width="5.819cm" svg:height="2.175cm" draw:transform="skewX (-0.152890842474703) rotate (-0.433888852045791) translate (14.37cm 9.06cm)">
            <text:p/>
            <draw:enhanced-geometry draw:glue-point-type="segments" draw:mirror-horizontal="true" draw:type="mso-spt100" draw:modifiers="-96.6197764269615 83.6217806371913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g>
          <draw:line draw:style-name="gr5" draw:text-style-name="P1" draw:layer="layout" svg:x1="13.688cm" svg:y1="12.57cm" svg:x2="16.688cm" svg:y2="12.57cm">
            <text:p/>
          </draw:line>
          <draw:line draw:style-name="gr10" draw:text-style-name="P1" draw:layer="layout" svg:x1="14.838cm" svg:y1="13.02cm" svg:x2="14.838cm" svg:y2="12.02cm">
            <text:p/>
          </draw:line>
          <draw:line draw:style-name="gr5" draw:text-style-name="P1" draw:layer="layout" svg:x1="16.699cm" svg:y1="12.571cm" svg:x2="19.089cm" svg:y2="12.15cm">
            <text:p/>
          </draw:line>
          <draw:custom-shape draw:style-name="gr9" draw:text-style-name="P1" draw:layer="layout" svg:width="5.819cm" svg:height="2.175cm" draw:transform="skewX (-0.152890842474703) rotate (-0.433888852045791) translate (14.37cm 10.26cm)">
            <text:p/>
            <draw:enhanced-geometry draw:glue-point-type="segments" draw:mirror-horizontal="true" draw:type="mso-spt100" draw:modifiers="-96.6197764269615 83.6217806371913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g>
          <draw:line draw:style-name="gr5" draw:text-style-name="P1" draw:layer="layout" svg:x1="13.688cm" svg:y1="13.755cm" svg:x2="16.688cm" svg:y2="13.755cm">
            <text:p/>
          </draw:line>
          <draw:line draw:style-name="gr10" draw:text-style-name="P1" draw:layer="layout" svg:x1="14.838cm" svg:y1="14.205cm" svg:x2="14.838cm" svg:y2="13.205cm">
            <text:p/>
          </draw:line>
          <draw:line draw:style-name="gr5" draw:text-style-name="P1" draw:layer="layout" svg:x1="16.699cm" svg:y1="13.756cm" svg:x2="19.089cm" svg:y2="13.335cm">
            <text:p/>
          </draw:line>
          <draw:custom-shape draw:style-name="gr9" draw:text-style-name="P1" draw:layer="layout" svg:width="5.819cm" svg:height="2.175cm" draw:transform="skewX (-0.152890842474703) rotate (-0.433888852045791) translate (14.37cm 11.44cm)">
            <text:p/>
            <draw:enhanced-geometry draw:glue-point-type="segments" draw:mirror-horizontal="true" draw:type="mso-spt100" draw:modifiers="-96.6197764269615 83.6217806371913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g>
          <draw:line draw:style-name="gr5" draw:text-style-name="P1" draw:layer="layout" svg:x1="13.688cm" svg:y1="14.94cm" svg:x2="16.688cm" svg:y2="14.94cm">
            <text:p/>
          </draw:line>
          <draw:line draw:style-name="gr10" draw:text-style-name="P1" draw:layer="layout" svg:x1="14.838cm" svg:y1="15.39cm" svg:x2="14.838cm" svg:y2="14.39cm">
            <text:p/>
          </draw:line>
          <draw:line draw:style-name="gr5" draw:text-style-name="P1" draw:layer="layout" svg:x1="16.699cm" svg:y1="14.941cm" svg:x2="19.089cm" svg:y2="14.52cm">
            <text:p/>
          </draw:line>
          <draw:custom-shape draw:style-name="gr9" draw:text-style-name="P1" draw:layer="layout" svg:width="5.819cm" svg:height="2.175cm" draw:transform="skewX (-0.152890842474703) rotate (-0.433888852045791) translate (14.37cm 12.64cm)">
            <text:p/>
            <draw:enhanced-geometry draw:glue-point-type="segments" draw:mirror-horizontal="true" draw:type="mso-spt100" draw:modifiers="-96.6197764269615 83.6217806371913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g>
          <draw:line draw:style-name="gr5" draw:text-style-name="P1" draw:layer="layout" svg:x1="13.688cm" svg:y1="16.125cm" svg:x2="16.688cm" svg:y2="16.125cm">
            <text:p/>
          </draw:line>
          <draw:line draw:style-name="gr10" draw:text-style-name="P1" draw:layer="layout" svg:x1="14.838cm" svg:y1="16.575cm" svg:x2="14.838cm" svg:y2="15.575cm">
            <text:p/>
          </draw:line>
          <draw:line draw:style-name="gr5" draw:text-style-name="P1" draw:layer="layout" svg:x1="16.699cm" svg:y1="16.126cm" svg:x2="19.089cm" svg:y2="15.705cm">
            <text:p/>
          </draw:line>
          <draw:custom-shape draw:style-name="gr9" draw:text-style-name="P1" draw:layer="layout" svg:width="5.819cm" svg:height="2.175cm" draw:transform="skewX (-0.152890842474703) rotate (-0.433888852045791) translate (14.37cm 13.825cm)">
            <text:p/>
            <draw:enhanced-geometry draw:glue-point-type="segments" draw:mirror-horizontal="true" draw:type="mso-spt100" draw:modifiers="-96.6197764269615 83.6217806371913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g>
          <draw:line draw:style-name="gr5" draw:text-style-name="P1" draw:layer="layout" svg:x1="13.688cm" svg:y1="17.31cm" svg:x2="16.688cm" svg:y2="17.31cm">
            <text:p/>
          </draw:line>
          <draw:line draw:style-name="gr10" draw:text-style-name="P1" draw:layer="layout" svg:x1="14.838cm" svg:y1="17.76cm" svg:x2="14.838cm" svg:y2="16.76cm">
            <text:p/>
          </draw:line>
          <draw:line draw:style-name="gr5" draw:text-style-name="P1" draw:layer="layout" svg:x1="16.699cm" svg:y1="17.311cm" svg:x2="19.089cm" svg:y2="16.89cm">
            <text:p/>
          </draw:line>
          <draw:custom-shape draw:style-name="gr9" draw:text-style-name="P1" draw:layer="layout" svg:width="5.819cm" svg:height="2.175cm" draw:transform="skewX (-0.152890842474703) rotate (-0.433888852045791) translate (14.37cm 15.01cm)">
            <text:p/>
            <draw:enhanced-geometry draw:glue-point-type="segments" draw:mirror-horizontal="true" draw:type="mso-spt100" draw:modifiers="-96.6197764269615 83.6217806371913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frame draw:style-name="gr2" draw:text-style-name="P2" draw:layer="layout" svg:width="5cm" svg:height="0.962cm" draw:transform="rotate (-1.0471975511966) translate (20.617cm 14.065cm)">
          <draw:text-box>
            <text:p>Optische Achse</text:p>
          </draw:text-box>
        </draw:frame>
        <draw:g>
          <svg:title>TexMaths</svg:title>
          <svg:desc>18§latex§$\vec{k}$§svg§600§TRUE§</svg:desc>
          <draw:g>
            <draw:path draw:style-name="gr3" draw:text-style-name="P3" draw:layer="layout" svg:width="0.277cm" svg:height="0.123cm" svg:x="0.848cm" svg:y="8.403cm" svg:viewBox="0 0 278 124" svg:d="M222 75c-9 8-28 26-28 36 0 7 5 13 12 13 6 0 9-4 11-7 9-9 23-27 50-42 4-1 11-5 11-12s-4-11-9-13c-14-11-20-21-25-36-2-5-4-14-13-14s-12 9-12 13c0 3 5 23 14 37-70 0-141 0-211 0-11 0-22 0-22 13 0 12 11 12 22 12 66 0 133 0 200 0z">
              <text:p/>
            </draw:path>
            <draw:path draw:style-name="gr3" draw:text-style-name="P3" draw:layer="layout" svg:width="0.284cm" svg:height="0.442cm" svg:x="0.8cm" svg:y="8.583cm" svg:viewBox="0 0 285 443" svg:d="M145 5c-2-1 0-5-7-5-14 0-61 4-77 5-5 0-13 2-13 13 0 7 8 7 17 7 30 0 30 6 30 11-1 4-1 8-2 12-30 121-61 242-91 363-2 9-2 11-2 15 0 14 13 17 18 17 9 0 18-5 21-12 4-7 33-122 36-138 22 1 72 10 72 54 0 3 0 5-2 12 0 7-2 14-2 22 0 37 26 62 58 62 20 0 36-10 50-34 16-27 23-61 23-62 0-8-7-8-9-8-5 0-7 4-9 13-12 45-27 77-53 77-13 0-20-7-20-29 0-10 2-25 5-36 2-10 2-12 2-19 0-42-39-60-93-67 20-10 39-30 54-46 30-33 59-60 89-60 4 0 4 0 6 0 9 2 9 2 14 6 2 0 1 1 2 2-31 1-36 26-36 34 0 10 7 23 25 23 16 0 34-14 34-40 0-17-14-39-43-39-18 0-47 5-91 56-22 23-47 48-70 59 21-89 43-178 64-268z">
              <text:p/>
            </draw:path>
          </draw:g>
        </draw:g>
        <draw:g>
          <svg:title>TexMaths</svg:title>
          <svg:desc>18§latex§$\vec{k}$§svg§600§TRUE§</svg:desc>
          <draw:g>
            <draw:path draw:style-name="gr3" draw:text-style-name="P3" draw:layer="layout" svg:width="0.277cm" svg:height="0.123cm" svg:x="13.348cm" svg:y="8.504cm" svg:viewBox="0 0 278 124" svg:d="M222 75c-9 8-28 26-28 36 0 7 5 13 12 13 6 0 9-4 11-7 9-9 23-27 50-42 4-1 11-5 11-12s-4-11-9-13c-14-11-20-21-25-36-2-5-4-14-13-14s-12 9-12 13c0 3 5 23 14 37-70 0-141 0-211 0-11 0-22 0-22 13 0 12 11 12 22 12 66 0 133 0 200 0z">
              <text:p/>
            </draw:path>
            <draw:path draw:style-name="gr3" draw:text-style-name="P3" draw:layer="layout" svg:width="0.284cm" svg:height="0.442cm" svg:x="13.3cm" svg:y="8.684cm" svg:viewBox="0 0 285 443" svg:d="M145 5c-2-1 0-5-7-5-14 0-61 4-77 5-5 0-13 2-13 13 0 7 8 7 17 7 30 0 30 6 30 11-1 4-1 8-2 12-30 121-61 242-91 363-2 9-2 11-2 15 0 14 13 17 18 17 9 0 18-5 21-12 4-7 33-122 36-138 22 1 72 10 72 54 0 3 0 5-2 12 0 7-2 14-2 22 0 37 26 62 58 62 20 0 36-10 50-34 16-27 23-61 23-62 0-8-7-8-9-8-5 0-7 4-9 13-12 45-27 77-53 77-13 0-20-7-20-29 0-10 2-25 5-36 2-10 2-12 2-19 0-42-39-60-93-67 20-10 39-30 54-46 30-33 59-60 89-60 4 0 4 0 6 0 9 2 9 2 14 6 2 0 1 1 2 2-31 1-36 26-36 34 0 10 7 23 25 23 16 0 34-14 34-40 0-17-14-39-43-39-18 0-47 5-91 56-22 23-47 48-70 59 21-89 43-178 64-268z">
              <text:p/>
            </draw:path>
          </draw:g>
        </draw:g>
        <draw:g>
          <draw:line draw:style-name="gr5" draw:text-style-name="P1" draw:layer="layout" svg:x1="13.76cm" svg:y1="3.585cm" svg:x2="16.76cm" svg:y2="3.585cm">
            <text:p/>
          </draw:line>
          <draw:custom-shape draw:style-name="gr9" draw:text-style-name="P1" draw:layer="layout" svg:width="5.819cm" svg:height="2.175cm" draw:transform="skewX (-0.152890842474703) rotate (-0.433888852045791) translate (14.432cm 1.263cm)">
            <text:p/>
            <draw:enhanced-geometry draw:glue-point-type="segments" draw:mirror-horizontal="true" draw:type="mso-spt100" draw:modifiers="-96.6197764269615 83.6217806371913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line draw:style-name="gr5" draw:text-style-name="P1" draw:layer="layout" svg:x1="16.771cm" svg:y1="3.586cm" svg:x2="19.151cm" svg:y2="3.165cm">
            <text:p/>
          </draw:line>
          <draw:line draw:style-name="gr11" draw:text-style-name="P1" draw:layer="layout" svg:x1="13.748cm" svg:y1="3.585cm" svg:x2="16cm" svg:y2="2.25cm">
            <text:p/>
          </draw:line>
          <draw:line draw:style-name="gr11" draw:text-style-name="P1" draw:layer="layout" svg:x1="16.673cm" svg:y1="3.498cm" svg:x2="15.993cm" svg:y2="2.258cm">
            <text:p/>
          </draw:line>
          <draw:line draw:style-name="gr12" draw:text-style-name="P1" draw:layer="layout" svg:x1="13.748cm" svg:y1="3.585cm" svg:x2="20.248cm" svg:y2="3.585cm">
            <text:p/>
          </draw:line>
          <draw:line draw:style-name="gr11" draw:text-style-name="P1" draw:layer="layout" svg:x1="16.741cm" svg:y1="3.593cm" svg:x2="18.731cm" svg:y2="2.413cm">
            <text:p/>
          </draw:line>
          <draw:line draw:style-name="gr11" draw:text-style-name="P1" draw:layer="layout" svg:x1="19.081cm" svg:y1="3.106cm" svg:x2="18.731cm" svg:y2="2.466cm">
            <text:p/>
          </draw:line>
        </draw:g>
        <draw:line draw:style-name="gr4" draw:text-style-name="P1" draw:layer="layout" svg:x1="15.384cm" svg:y1="1.227cm" svg:x2="17.534cm" svg:y2="4.977cm">
          <text:p/>
        </draw:line>
        <draw:line draw:style-name="gr13" draw:text-style-name="P1" draw:layer="layout" svg:x1="16.76cm" svg:y1="5.55cm" svg:x2="16.76cm" svg:y2="1.8cm">
          <text:p/>
        </draw:line>
        <draw:g>
          <svg:title>TexMaths</svg:title>
          <svg:desc>12§latex§$k_{\parallel}$§svg§600§TRUE§</svg:desc>
          <draw:g>
            <draw:path draw:style-name="gr3" draw:text-style-name="P3" draw:layer="layout" svg:width="0.189cm" svg:height="0.294cm" svg:x="14.701cm" svg:y="2.307cm" svg:viewBox="0 0 190 295" svg:d="M98 5c-2-2 0-5-6-5-10 0-41 4-51 5-4 0-8 0-8 8 0 5 4 5 10 5 20 0 20 2 20 7 0 3 0 6-1 8-20 81-40 161-60 242-2 6-2 6-2 10 0 9 8 10 12 10 6 0 12-3 14-8 3-4 22-81 24-92 14 1 49 8 49 36 0 2 0 5-1 8-1 6-2 11-2 16 0 24 16 40 38 40 13 0 24-6 33-21 11-19 16-42 16-43 0-4-5-4-6-4-4 0-4 1-6 7-9 31-18 53-36 53-8 0-13-5-13-20 0-8 1-17 3-24 2-6 2-9 2-12 0-28-27-40-63-44 14-9 27-22 36-32 21-22 40-40 60-40 2 0 4 0 5 0 5 1 5 1 8 3 1 2 1 2 1 3-20 1-24 17-24 22 0 6 5 15 17 15 11 0 23-10 23-25 0-13-10-28-29-28-12 0-31 4-61 37-14 17-31 34-46 40 14-59 29-118 44-177z">
              <text:p/>
            </draw:path>
            <draw:path draw:style-name="gr3" draw:text-style-name="P3" draw:layer="layout" svg:width="0.078cm" svg:height="0.292cm" svg:x="14.942cm" svg:y="2.454cm" svg:viewBox="0 0 79 293" svg:d="M14 11c0-5 0-11-7-11s-7 7-7 12c0 89 0 179 0 268 0 6 0 13 7 13s7-7 7-11c0-90 0-181 0-271zM79 12c0-5 0-12-7-12-8 0-8 6-8 11 0 90 0 181 0 271 0 4 0 11 8 11 7 0 7-7 7-13 0-89 0-179 0-268z">
              <text:p/>
            </draw:path>
          </draw:g>
        </draw:g>
        <draw:g>
          <svg:title>TexMaths</svg:title>
          <svg:desc>12§latex§$k_{\perp}$§svg§600§TRUE§</svg:desc>
          <draw:g>
            <draw:path draw:style-name="gr3" draw:text-style-name="P3" draw:layer="layout" svg:width="0.19cm" svg:height="0.294cm" svg:x="15.902cm" svg:y="2.807cm" svg:viewBox="0 0 191 295" svg:d="M98 5c-2-2 0-5-6-5-9 0-39 4-51 5-3 0-7 0-7 8 0 5 3 5 9 5 21 0 22 2 22 7-1 3-1 6-1 8-21 81-41 162-62 242-2 6-2 6-2 9 0 9 8 11 13 11s11-3 15-8c1-3 20-81 22-92 15 1 49 8 49 36 0 2 0 5-1 8-1 5-2 11-2 15 0 25 17 41 39 41 12 0 24-5 33-21 11-19 15-42 15-43 0-4-3-4-4-4-5 0-5 1-6 7-9 32-18 52-38 52-7 0-13-4-13-19 0-7 1-17 4-24 1-7 1-9 1-13 0-27-26-39-62-43 13-9 27-22 37-31 19-23 39-41 60-41 2 0 2 0 3 1 5 0 5 0 9 2 1 2 1 2 2 3-20 1-24 17-24 23s4 14 16 14c11 0 23-10 23-25 0-13-10-28-29-28-11 0-31 4-61 37-15 17-30 34-47 40 15-59 29-118 44-177z">
              <text:p/>
            </draw:path>
            <draw:path draw:style-name="gr3" draw:text-style-name="P3" draw:layer="layout" svg:width="0.216cm" svg:height="0.202cm" svg:x="16.121cm" svg:y="2.958cm" svg:viewBox="0 0 217 203" svg:d="M115 11c0-4 0-11-7-11s-7 6-7 11c0 59 0 119 0 178-30 0-60 0-90 0-4 0-11 0-11 7s6 7 11 7c64 0 129 0 194 0 5 0 12 0 12-7s-7-7-12-7c-30 0-60 0-90 0 0-59 0-119 0-178z">
              <text:p/>
            </draw:path>
          </draw:g>
        </draw:g>
        <draw:g>
          <svg:title>TexMaths</svg:title>
          <svg:desc>12§latex§$k_{\parallel}'$§svg§600§TRUE§</svg:desc>
          <draw:g>
            <draw:path draw:style-name="gr3" draw:text-style-name="P3" draw:layer="layout" svg:width="0.189cm" svg:height="0.296cm" svg:x="17.601cm" svg:y="2.334cm" svg:viewBox="0 0 190 297" svg:d="M98 5c-2-2 0-5-6-5-10 0-41 4-51 5-4 0-8 0-8 8 0 5 4 5 10 5 20 0 20 2 20 7 0 3 0 6-1 9-20 80-40 161-60 242-2 6-2 7-2 9 0 10 8 12 12 12 6 0 12-5 14-9 3-4 22-82 24-93 14 2 49 9 49 36 0 4 0 5-1 10s-2 9-2 14c0 25 16 42 38 42 13 0 24-7 33-23 11-18 11-28 16-42 0-4-5-4-6-4-4 0-4 1-6 7-9 31-18 53-36 53-8 0-13-5-13-21 0-7 1-17 3-23 2-7 2-9 2-13 0-27-27-39-63-44 14-7 27-22 36-31 21-23 40-41 60-41 2 0 4 0 5 1 5 0 5 0 8 3 1 1 1 1 1 2-20 1-24 18-24 23 0 6 5 14 17 14 11 0 23-9 23-25 0-13-10-26-29-26-12 0-31 2-61 36-14 16-31 33-46 39 14-59 29-118 44-177z">
              <text:p/>
            </draw:path>
            <draw:path draw:style-name="gr3" draw:text-style-name="P3" draw:layer="layout" svg:width="0.073cm" svg:height="0.151cm" svg:x="17.823cm" svg:y="2.309cm" svg:viewBox="0 0 74 152" svg:d="M70 25c3-5 4-7 4-8 0-10-8-17-18-17-11 0-14 10-15 14-14 43-27 85-40 127 0 2-1 4-1 5 0 4 10 6 12 6 1 0 2 0 4-5 18-40 36-81 54-122z">
              <text:p/>
            </draw:path>
            <draw:path draw:style-name="gr3" draw:text-style-name="P3" draw:layer="layout" svg:width="0.078cm" svg:height="0.293cm" svg:x="17.842cm" svg:y="2.541cm" svg:viewBox="0 0 79 294" svg:d="M14 11c0-5 0-11-7-11s-7 7-7 12c0 89 0 179 0 268 0 6 0 14 7 14s7-8 7-11c0-91 0-182 0-272zM79 12c0-5 0-12-7-12-8 0-8 6-8 11 0 90 0 181 0 272 0 3 0 11 8 11 7 0 7-8 7-14 0-89 0-179 0-268z">
              <text:p/>
            </draw:path>
          </draw:g>
        </draw:g>
        <draw:g>
          <svg:title>TexMaths</svg:title>
          <svg:desc>12§latex§$k_{\perp}'$§svg§600§TRUE§</svg:desc>
          <draw:g>
            <draw:path draw:style-name="gr3" draw:text-style-name="P3" draw:layer="layout" svg:width="0.19cm" svg:height="0.295cm" svg:x="19.002cm" svg:y="2.432cm" svg:viewBox="0 0 191 296" svg:d="M98 5c-2-2 0-5-6-5-9 0-39 4-51 5-3 0-7 0-7 8 0 5 3 5 9 5 21 0 22 2 22 7-1 3-1 6-1 9-21 80-41 161-62 242-2 6-2 6-2 9 0 10 8 11 13 11s11-4 15-8c1-4 20-82 22-93 15 1 49 9 49 36 0 4 0 5-1 9-1 6-2 10-2 15 0 24 17 41 39 41 12 0 24-6 33-22 11-19 15-42 15-43 0-3-3-3-4-3-5 0-5 1-6 7-9 31-18 53-38 53-7 0-13-5-13-21 0-7 1-17 4-23 1-7 1-9 1-13 0-27-26-39-62-44 13-7 27-22 37-31 19-23 39-41 60-41 2 0 2 0 3 1 5 0 5 0 9 3 1 1 1 1 2 2-20 1-24 18-24 23 0 6 4 14 16 14 11 0 23-9 23-25 0-13-10-26-29-26-11 0-31 2-61 36-15 16-30 33-47 39 15-59 29-118 44-177z">
              <text:p/>
            </draw:path>
            <draw:path draw:style-name="gr3" draw:text-style-name="P3" draw:layer="layout" svg:width="0.073cm" svg:height="0.151cm" svg:x="19.225cm" svg:y="2.407cm" svg:viewBox="0 0 74 152" svg:d="M72 26c2-6 2-8 2-9 0-10-8-17-16-17-12 0-16 10-17 14-13 43-26 85-39 127-1 0-1 4-2 5 0 4 10 6 12 6s2 0 5-5c18-40 37-80 55-121z">
              <text:p/>
            </draw:path>
            <draw:path draw:style-name="gr3" draw:text-style-name="P3" draw:layer="layout" svg:width="0.216cm" svg:height="0.203cm" svg:x="19.221cm" svg:y="2.639cm" svg:viewBox="0 0 217 204" svg:d="M115 11c0-5 0-11-7-11s-7 6-7 11c0 59 0 119 0 178-30 0-60 0-90 0-4 0-11 0-11 7 0 8 6 8 11 8 64 0 129 0 194 0 5 0 12 0 12-8 0-7-7-7-12-7-30 0-60 0-90 0 0-59 0-119 0-178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stroke-dash draw:name="Dash_20__28_Rounded_29_" draw:display-name="Dash (Rounded)" draw:style="round" draw:dots1="1" draw:dots1-length="201%" draw:distance="199%"/>
    <draw:stroke-dash draw:name="Dash_20_Dot_20_1" draw:display-name="Dash Dot 1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4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4-19T13:25:02.514045280</dc:date>
    <meta:editing-duration>PT3H1M11S</meta:editing-duration>
    <meta:editing-cycles>34</meta:editing-cycles>
    <meta:generator>LibreOffice/7.3.7.2$Linux_X86_64 LibreOffice_project/30$Build-2</meta:generator>
    <meta:document-statistic meta:object-count="139"/>
  </office:meta>
</office:document-meta>
</file>